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style>
    <style:style style:name="P2" style:family="paragraph" style:parent-style-name="Standard">
      <style:paragraph-properties fo:margin-top="0in" fo:margin-bottom="0in" loext:contextual-spacing="false" fo:line-height="100%" fo:text-align="justify" style:justify-single-word="false"/>
      <style:text-properties officeooo:paragraph-rsid="0013f206"/>
    </style:style>
    <style:style style:name="P3" style:family="paragraph" style:parent-style-name="Standard">
      <style:paragraph-properties fo:margin-top="0in" fo:margin-bottom="0in" loext:contextual-spacing="false" fo:line-height="100%" fo:text-align="justify" style:justify-single-word="false"/>
      <style:text-properties style:font-name="Times New Roman" fo:font-size="14pt" style:font-size-asian="14pt" style:font-name-complex="Times New Roman1" style:font-size-complex="18pt"/>
    </style:style>
    <style:style style:name="P4" style:family="paragraph" style:parent-style-name="Standard">
      <style:paragraph-properties fo:margin-top="0in" fo:margin-bottom="0in" loext:contextual-spacing="false" fo:line-height="100%"/>
      <style:text-properties style:font-name="Times New Roman" fo:font-size="14pt" fo:font-weight="bold" style:font-size-asian="14pt" style:font-weight-asian="bold" style:font-name-complex="Times New Roman1" style:font-size-complex="18pt" style:font-weight-complex="bold"/>
    </style:style>
    <style:style style:name="P5" style:family="paragraph" style:parent-style-name="Standard">
      <style:paragraph-properties fo:margin-top="0in" fo:margin-bottom="0in" loext:contextual-spacing="false" fo:line-height="100%" fo:text-align="justify" style:justify-single-word="false"/>
      <style:text-properties style:font-name="Times New Roman" fo:font-size="14pt" fo:font-weight="bold" style:font-size-asian="14pt" style:font-weight-asian="bold" style:font-name-complex="Times New Roman1" style:font-size-complex="18pt" style:font-weight-complex="bold"/>
    </style:style>
    <style:style style:name="P6" style:family="paragraph" style:parent-style-name="Standard">
      <style:paragraph-properties fo:margin-top="0in" fo:margin-bottom="0in" loext:contextual-spacing="false" fo:line-height="100%" fo:text-align="justify" style:justify-single-word="false"/>
      <style:text-properties style:font-name="Times New Roman" fo:font-size="14pt" fo:font-weight="normal" style:font-size-asian="12.25pt" style:font-weight-asian="normal" style:font-name-complex="Times New Roman1" style:font-size-complex="14pt" style:font-weight-complex="normal"/>
    </style:style>
    <style:style style:name="P7" style:family="paragraph" style:parent-style-name="Standard">
      <style:paragraph-properties fo:margin-top="0in" fo:margin-bottom="0in" loext:contextual-spacing="false" fo:line-height="100%"/>
      <style:text-properties style:font-name="Times New Roman" fo:font-size="14pt" fo:font-weight="normal" officeooo:rsid="002049b5" officeooo:paragraph-rsid="002049b5" style:font-size-asian="14pt" style:font-weight-asian="normal" style:font-name-complex="Times New Roman1" style:font-size-complex="18pt" style:font-weight-complex="normal"/>
    </style:style>
    <style:style style:name="P8" style:family="paragraph" style:parent-style-name="Standard">
      <style:paragraph-properties fo:margin-top="0in" fo:margin-bottom="0in" loext:contextual-spacing="false" fo:line-height="100%" fo:text-align="justify" style:justify-single-word="false"/>
      <style:text-properties style:font-name="Times New Roman" fo:font-size="15pt" fo:font-weight="bold" style:font-size-asian="15pt" style:font-weight-asian="bold" style:font-name-complex="Times New Roman1" style:font-size-complex="15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fo:font-size="15pt" fo:font-weight="normal" officeooo:rsid="00168904" officeooo:paragraph-rsid="00168904" style:font-size-asian="15pt" style:font-weight-asian="normal" style:font-size-complex="15pt" style:font-weight-complex="normal"/>
    </style:style>
    <style:style style:name="P10" style:family="paragraph" style:parent-style-name="Standard" style:master-page-name="Standard">
      <style:paragraph-properties fo:text-align="center" style:justify-single-word="false" style:page-number="auto"/>
      <style:text-properties style:font-name="Times New Roman" fo:font-size="14pt" fo:font-weight="bold" style:font-size-asian="14pt" style:font-weight-asian="bold" style:font-name-complex="Times New Roman1" style:font-size-complex="14pt"/>
    </style:style>
    <style:style style:name="P11" style:family="paragraph" style:parent-style-name="Standard">
      <style:paragraph-properties fo:margin-top="0in" fo:margin-bottom="0in" loext:contextual-spacing="false" fo:line-height="100%" fo:text-align="center" style:justify-single-word="false"/>
      <style:text-properties style:font-name="Times New Roman" fo:font-size="14pt" fo:font-weight="bold" style:font-size-asian="14pt" style:font-weight-asian="bold" style:font-name-complex="Times New Roman1" style:font-size-complex="14pt"/>
    </style:style>
    <style:style style:name="P12" style:family="paragraph" style:parent-style-name="Standard">
      <style:paragraph-properties fo:margin-top="0in" fo:margin-bottom="0in" loext:contextual-spacing="false" fo:line-height="100%" fo:text-align="justify" style:justify-single-word="false"/>
      <style:text-properties style:font-name="Times New Roman" fo:font-size="14pt" fo:font-weight="bold" style:font-size-asian="14pt" style:font-weight-asian="bold" style:font-name-complex="Times New Roman1" style:font-size-complex="18pt"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Times New Roman" fo:font-size="14pt" fo:font-weight="bold" officeooo:paragraph-rsid="0013f206" style:font-size-asian="14pt" style:font-weight-asian="bold" style:font-name-complex="Times New Roman1" style:font-size-complex="18pt"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Times New Roman" fo:font-size="14pt" fo:font-weight="bold" style:font-size-asian="14pt" style:font-weight-asian="bold" style:font-name-complex="Times New Roman1" style:font-size-complex="18pt"/>
    </style:style>
    <style:style style:name="P15" style:family="paragraph" style:parent-style-name="Standard">
      <style:paragraph-properties fo:margin-top="0in" fo:margin-bottom="0in" loext:contextual-spacing="false" fo:line-height="100%" fo:text-align="justify" style:justify-single-word="false"/>
      <style:text-properties style:font-name="Times New Roman" fo:font-size="14pt" officeooo:paragraph-rsid="0013f206" style:font-size-asian="14pt" style:font-name-complex="Times New Roman1" style:font-size-complex="18pt"/>
    </style:style>
    <style:style style:name="P16" style:family="paragraph" style:parent-style-name="Standard">
      <style:paragraph-properties fo:margin-top="0in" fo:margin-bottom="0in" loext:contextual-spacing="false" fo:line-height="100%" fo:text-align="justify" style:justify-single-word="false"/>
      <style:text-properties style:font-name="Times New Roman" fo:font-size="14pt" fo:font-weight="normal" officeooo:rsid="00168904" officeooo:paragraph-rsid="00168904" style:font-size-asian="14pt" style:font-weight-asian="normal" style:font-name-complex="Times New Roman1" style:font-size-complex="18pt" style:font-weight-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Times New Roman" fo:font-size="14pt" fo:font-weight="normal" style:font-size-asian="14pt" style:font-weight-asian="normal" style:font-name-complex="Times New Roman1" style:font-size-complex="18pt" style:font-weight-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Times New Roman" fo:font-size="15pt" fo:font-weight="bold" style:font-size-asian="15pt" style:font-weight-asian="bold" style:font-name-complex="Times New Roman1" style:font-size-complex="15pt" style:font-weight-complex="bold"/>
    </style:style>
    <style:style style:name="P19" style:family="paragraph" style:parent-style-name="Standard">
      <style:paragraph-properties fo:margin-top="0in" fo:margin-bottom="0in" loext:contextual-spacing="false" fo:line-height="100%" fo:text-align="justify" style:justify-single-word="false">
        <style:tab-stops>
          <style:tab-stop style:position="1.1772in"/>
        </style:tab-stops>
      </style:paragraph-properties>
      <style:text-properties style:font-name="Times New Roman" fo:font-size="15pt" fo:font-weight="bold" officeooo:paragraph-rsid="0013f206" style:font-size-asian="15pt" style:font-weight-asian="bold" style:font-name-complex="Times New Roman1" style:font-size-complex="15pt" style:font-weight-complex="bold"/>
    </style:style>
    <style:style style:name="P20" style:family="paragraph" style:parent-style-name="Standard">
      <style:text-properties style:font-name="Times New Roman" fo:font-size="14pt" style:text-underline-style="solid" style:text-underline-width="auto" style:text-underline-color="font-color" fo:font-weight="bold" style:font-size-asian="14pt" style:font-weight-asian="bold" style:font-name-complex="Times New Roman1"/>
    </style:style>
    <style:style style:name="P21" style:family="paragraph" style:parent-style-name="Footer">
      <style:paragraph-properties fo:text-align="center" style:justify-single-word="false"/>
      <style:text-properties style:font-name="Times New Roman" style:font-name-complex="Times New Roman1"/>
    </style:style>
    <style:style style:name="P22" style:family="paragraph" style:parent-style-name="Normal_20__28_Web_29_">
      <style:paragraph-properties fo:margin-top="0in" fo:margin-bottom="0in" loext:contextual-spacing="false"/>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loext:graphic-properties draw:fill="none"/>
      <style:paragraph-properties fo:text-align="start"/>
      <style:text-properties fo:font-size="18pt"/>
    </style:style>
    <style:style style:name="T1" style:family="text">
      <style:text-properties style:font-name="Times New Roman" fo:font-size="14pt" style:font-size-asian="14pt" style:font-name-complex="Times New Roman1" style:font-size-complex="18pt"/>
    </style:style>
    <style:style style:name="T2" style:family="text">
      <style:text-properties style:font-name="Times New Roman" fo:font-size="14pt" officeooo:rsid="0011ced5" style:font-size-asian="14pt" style:font-name-complex="Times New Roman1" style:font-size-complex="18pt"/>
    </style:style>
    <style:style style:name="T3" style:family="text">
      <style:text-properties style:font-name="Times New Roman" fo:font-size="14pt" officeooo:rsid="001727e4" style:font-size-asian="14pt" style:font-name-complex="Times New Roman1" style:font-size-complex="18pt"/>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fo:font-style="italic" style:font-size-asian="14pt" style:font-style-asian="italic" style:font-name-complex="Times New Roman1" style:font-size-complex="14pt" style:font-style-complex="italic"/>
    </style:style>
    <style:style style:name="T6" style:family="text">
      <style:text-properties style:font-name="Times New Roman" fo:font-size="12pt" fo:font-weight="bold" style:font-size-asian="12pt" style:font-weight-asian="bold" style:font-name-complex="Times New Roman1" style:font-size-complex="18pt"/>
    </style:style>
    <style:style style:name="T7" style:family="text">
      <style:text-properties style:font-name="Times New Roman" fo:font-size="12pt" style:font-size-asian="12pt" style:font-name-complex="Times New Roman1" style:font-size-complex="18pt"/>
    </style:style>
    <style:style style:name="T8" style:family="text">
      <style:text-properties fo:color="#000000" fo:font-size="14pt" style:letter-kerning="true" style:font-size-asian="14pt" style:font-size-complex="14pt"/>
    </style:style>
    <style:style style:name="T9" style:family="text">
      <style:text-properties officeooo:rsid="001ff964"/>
    </style:style>
    <style:style style:name="T10" style:family="text">
      <style:text-properties officeooo:rsid="002200de"/>
    </style:style>
    <style:style style:name="T11" style:family="text">
      <style:text-properties officeooo:rsid="002a524b"/>
    </style:style>
    <style:style style:name="T1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宋体" style:font-size-asian="11pt" style:language-asian="zh" style:country-asian="CN"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gr1" style:family="graphic" style:parent-style-name="Frame">
      <style:graphic-properties draw:stroke="none" svg:stroke-width="0in" draw:fill="none" draw:textarea-vertical-align="top" draw:auto-grow-height="true" fo:min-height="0in" fo:min-width="0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S 43105 Data Mining Techniques</text:p>
      <text:p text:style-name="P11">Homework 1</text:p>
      <text:p text:style-name="P1"><text:span text:style-name="T6">Instructor:</text:span><text:span text:style-name="T7"> Xiang Lian</text:span></text:p>
      <text:p text:style-name="P1"><text:span text:style-name="T6">Due Date:</text:span><text:span text:style-name="T7"> Please refer to the course website</text:span></text:p>
      <text:p text:style-name="P3"/>
      <text:p text:style-name="P19">1. Based on your understanding, please explain what the data mining is. [10 points]</text:p>
      <text:p text:style-name="P13"><text:tab/></text:p>
      <text:p text:style-name="P2"><text:span text:style-name="T1">Data Mining is the process of sifting through large data sets and trying to extract some kind of new and hopefully </text:span><text:span text:style-name="T2">relevant</text:span><text:span text:style-name="T1"> information.</text:span></text:p>
      <text:p text:style-name="P15"/>
      <text:p text:style-name="P3"/>
      <text:p text:style-name="P8">2. Please list 3 real applications for the data mining. Explain the data mining problems and solutions in these applications (give citations in reference format, if you use any online resources) [30 points]</text:p>
      <text:p text:style-name="P14"/>
      <text:p text:style-name="P9"><text:span text:style-name="T1"><text:s/></text:span><office:annotation office:name="__Annotation__264_2184875673"><dc:creator>Unknown Author</dc:creator><dc:date>2019-09-16T12:37:22.547860316</dc:date><text:p text:style-name="P23"><text:span text:style-name="T12">Need in text citations and more details of the problem. </text:span></text:p></office:annotation><text:span text:style-name="T1">- Medical Image Classification - The problem here is to more effectively detect tumors in the body. The solution is to use data mining to find associations that can be used </text:span><text:span text:style-name="T3">to</text:span><text:span text:style-name="T1"> help train neural networks. This is a classification problem. </text:span></text:p>
      <text:p text:style-name="P16"/>
      <text:p text:style-name="P9"><text:span text:style-name="T1"><text:s/>- Financial Fraud Detection - The problem here is to effectively detect instances of </text:span><text:span text:style-name="T3">financial</text:span><text:span text:style-name="T1"> fraud. The solution is to use data mining on </text:span><text:span text:style-name="T3">financial</text:span><text:span text:style-name="T1"> transaction </text:span><text:span text:style-name="T3">data</text:span><text:span text:style-name="T1"> and try to pull associations from the data to more accurately detect </text:span><text:span text:style-name="T3">anomalies</text:span><text:span text:style-name="T1"> that may lead to </text:span><text:span text:style-name="T3">financial.</text:span><text:span text:style-name="T1"> This is a deviation detection problem.</text:span></text:p>
      <text:p text:style-name="P16"/>
      <text:p text:style-name="P9"><text:span text:style-name="T1"><text:s/>- Customer Relationship </text:span><text:span text:style-name="T3">Management</text:span><text:span text:style-name="T1"> - The problem here is finding patterns of effective relationship </text:span><text:span text:style-name="T3">management.</text:span><text:span text:style-name="T1"> The solution is to data mine through data and find correlations between good relationship </text:span><text:span text:style-name="T3">management</text:span><text:span text:style-name="T1"> and particular practices. This is an association rule discovery problem. </text:span><office:annotation-end office:name="__Annotation__264_2184875673"/><text:span text:style-name="T1"><text:s/></text:span></text:p>
      <text:p text:style-name="P16"/>
      <text:p text:style-name="P16">REFERENCES</text:p>
      <text:p text:style-name="P16">[1] Antonie, M., Zaiane, O. and Coman, A. (2001). Application of Data Mining Techniques for Medical Image Classification. In: Second International Workshop on Multimedia Data Mining. Springer-Verlag Berlin, Heidelberg.</text:p>
      <text:p text:style-name="P16">[2] Ngai, E., Hu, Y., Wong, Y., Chen, Y. and Sun, X. (2011). The application of data mining techniques in financial fraud detection: A classification framework and an academic review of literature. Decision Support Systems, 50(3), pp.559-569.</text:p>
      <text:p text:style-name="P16"><text:soft-page-break/>[3] Ngai, E., Xiu, L. and Chau, D. (2009). Application of data mining techniques in customer relationship management: A literature review and classification. Expert Systems with Applications, 36(2), pp.2592-2602.</text:p>
      <text:p text:style-name="P3"/>
      <text:p text:style-name="P8">3. Please discuss whether or not the following problems are data mining tasks. Explain why. [30 points]</text:p>
      <text:p text:style-name="P5"/>
      <text:p text:style-name="P8">3(a). Retrieve students' records from a relational table with grade = "A". [5 points]</text:p>
      <text:p text:style-name="P5"/>
      <text:p text:style-name="P17">No. This is a trivial task and does not yield new knowledge.</text:p>
      <text:p text:style-name="P8"/>
      <text:p text:style-name="P8">3(b). From the table of students' information, check if attributes last name and address have any correlations. [5 points]</text:p>
      <text:p text:style-name="P8"/>
      <text:p text:style-name="P6">Yes. We are gleaming new information by finding potential correlations between a persons last name and there address.</text:p>
      <text:p text:style-name="P8"/>
      <text:p text:style-name="P8">3(c). Find all the documents from the text database containing keywords "data mining". [5 points]</text:p>
      <text:p text:style-name="P8"/>
      <text:p text:style-name="P6">No. This is again a trivial task, a simple SQL statement. We are not finding new knowledge we are simple getting a subset of the data.</text:p>
      <text:p text:style-name="P8"/>
      <text:p text:style-name="P8">3(d). Divide the text database into several groups, each group containing near-duplicate or similar documents. [5 points]</text:p>
      <text:p text:style-name="P8"/>
      <text:p text:style-name="P6">Yes. This is a clustering task. We are potentially finding new information by clustering objects together using a particular attribute and then observing the other attributes of clustered objects.</text:p>
      <text:p text:style-name="P8"/>
      <text:p text:style-name="P8">3(e). Based on historical stock data, as well as other attributes (e.g., gold price, gas price, etc.) for the past few days, predict the trend of a stock tomorrow. [5 points]</text:p>
      <text:p text:style-name="P8"/>
      <text:p text:style-name="P6">Yes. This is a predictive task, specifically regression. The goal is to determine a potential pattern in data to help predict future events.</text:p>
      <text:p text:style-name="P8"/>
      <text:p text:style-name="P8"><text:soft-page-break/>3(f). Please provide your own example of the data mining. [5 points]</text:p>
      <text:p text:style-name="P4"/>
      <text:p text:style-name="P7">The Disney MagicBand collects a lot of information that could contain interesting correlations. For instances, with the bands we could know what park people go to what rides they ride where they eat, when they leave, when they get back to the hotel. <text:span text:style-name="T10">We could then match this with anonymized Guest information like what hotel there at, how big their party is, what tickets they bought and where they travel from. All this data could be used in Association Rule Discovery. There are many possibilities of associations.</text:span></text:p>
      <text:p text:style-name="P4"/>
      <text:p text:style-name="P8">4. Please choose a specific data mining problem (e.g., classification, clustering, regression, etc.), and discuss the corresponding solutions to this data mining problem. You can search for these problems via Google from the Internet (e.g., Wikipedia, Web pages, research papers, etc.), and explain the problem definition and solutions. [30 points]</text:p>
      <text:p text:style-name="P3"/>
      <text:p text:style-name="P3">Clustering is the idea of taking a set of data points that all have attributes associated with them and grouping based upon similar attributes. This will let us possibly gleam new information by looking at the clustered data points and looking at attributes they don't have in common and deciding if they may also have these attributes. A<text:span text:style-name="T11">n</text:span> example of this problem might be medical image processing. For instance, you could have patient condition details associated with there images. You could then run through all the images and cluster them on the <text:span text:style-name="T9">similarity</text:span> of the images. Finally you could go through the clusters and find associations between non-image attributes giving you new information about <text:span text:style-name="T9">correlations</text:span> between clustered objects.</text:p>
      <text:p text:style-name="P3"/>
      <text:p text:style-name="P3"/>
      <text:p text:style-name="P3"/>
      <text:p text:style-name="P20">Submission</text:p>
      <text:p text:style-name="Standard"><draw:custom-shape text:anchor-type="paragraph" draw:z-index="0" draw:name="Text Box 43" draw:style-name="gr1" draw:text-style-name="P24" svg:width="0.5732in" svg:height="0.4406in" svg:x="7.8618in" svg:y="2.9189in"><text:p text:style-name="P22"><text:span text:style-name="T8">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Submit an electronic copy of your homework solution to the </text:span><text:a xlink:type="simple" xlink:href="https://learn.kent.edu/" text:style-name="ListLabel_20_1" text:visited-style-name="ListLabel_20_1"><text:span text:style-name="Internet_20_link"><text:span text:style-name="T4">Blackboard</text:span></text:span></text:a><text:span text:style-name="T4">.</text:span><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宋体" style:font-size-asian="11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宋体"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MP1"><text:page-number text:select-page="current">3</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n, Xiang</meta:initial-creator>
    <meta:editing-cycles>23</meta:editing-cycles>
    <meta:creation-date>2019-09-12T02:24:00</meta:creation-date>
    <dc:date>2019-09-16T12:39:30.852761745</dc:date>
    <meta:editing-duration>PT21M15S</meta:editing-duration>
    <meta:generator>LibreOffice/6.0.7.3$Linux_X86_64 LibreOffice_project/00m0$Build-3</meta:generator>
    <meta:document-statistic meta:table-count="0" meta:image-count="0" meta:object-count="0" meta:page-count="3" meta:paragraph-count="34" meta:word-count="818" meta:character-count="5161" meta:non-whitespace-character-count="43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